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90de2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fc0c632"/>
    </style:style>
    <style:style style:name="P64" style:family="paragraph" style:parent-style-name="Standard">
      <style:text-properties officeooo:paragraph-rsid="0fc21b80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db91b2"/>
    </style:style>
    <style:style style:name="P68" style:family="paragraph" style:parent-style-name="Standard">
      <style:text-properties officeooo:rsid="0dde9a1c" officeooo:paragraph-rsid="0fdc0816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0" style:family="paragraph" style:parent-style-name="Standard">
      <style:text-properties officeooo:rsid="0dde9a1c" officeooo:paragraph-rsid="10899d06"/>
    </style:style>
    <style:style style:name="P71" style:family="paragraph" style:parent-style-name="Standard">
      <style:text-properties officeooo:paragraph-rsid="0fc35f88"/>
    </style:style>
    <style:style style:name="P72" style:family="paragraph" style:parent-style-name="Standard">
      <style:text-properties officeooo:paragraph-rsid="0fc8b815"/>
    </style:style>
    <style:style style:name="P73" style:family="paragraph" style:parent-style-name="Standard">
      <style:text-properties officeooo:paragraph-rsid="0fce858d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d0b68a"/>
    </style:style>
    <style:style style:name="P76" style:family="paragraph" style:parent-style-name="Standard">
      <style:text-properties officeooo:paragraph-rsid="0fdc0816"/>
    </style:style>
    <style:style style:name="P77" style:family="paragraph" style:parent-style-name="Standard">
      <style:text-properties officeooo:paragraph-rsid="0fd655f2"/>
    </style:style>
    <style:style style:name="P78" style:family="paragraph" style:parent-style-name="Standard">
      <style:text-properties officeooo:paragraph-rsid="0ff397b4"/>
    </style:style>
    <style:style style:name="P79" style:family="paragraph" style:parent-style-name="Standard">
      <style:text-properties officeooo:paragraph-rsid="0ff3c339"/>
    </style:style>
    <style:style style:name="P80" style:family="paragraph" style:parent-style-name="Standard">
      <style:text-properties officeooo:paragraph-rsid="0ff658a1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e03342d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0fd58c4e"/>
    </style:style>
    <style:style style:name="P91" style:family="paragraph" style:parent-style-name="Standard">
      <style:paragraph-properties fo:text-align="center" style:justify-single-word="false"/>
      <style:text-properties officeooo:paragraph-rsid="0e0bda5c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text-properties officeooo:paragraph-rsid="1018685d"/>
    </style:style>
    <style:style style:name="P95" style:family="paragraph" style:parent-style-name="Standard">
      <style:text-properties officeooo:rsid="1035cc54" officeooo:paragraph-rsid="1035cc54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Standard">
      <style:text-properties officeooo:rsid="10048e31" officeooo:paragraph-rsid="104e2670"/>
    </style:style>
    <style:style style:name="P98" style:family="paragraph" style:parent-style-name="Footnote">
      <style:text-properties officeooo:paragraph-rsid="106e520e"/>
    </style:style>
    <style:style style:name="P99" style:family="paragraph" style:parent-style-name="Footnote">
      <style:text-properties officeooo:paragraph-rsid="10762a52" fo:background-color="transparent"/>
    </style:style>
    <style:style style:name="P100" style:family="paragraph" style:parent-style-name="Standard">
      <style:text-properties officeooo:paragraph-rsid="1077d862"/>
    </style:style>
    <style:style style:name="P101" style:family="paragraph" style:parent-style-name="Standard">
      <style:text-properties officeooo:paragraph-rsid="107dbf6a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font-size="10pt" style:font-size-asian="10pt" style:font-size-complex="10pt"/>
    </style:style>
    <style:style style:name="T26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6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a0fa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7" style:family="text">
      <style:text-properties style:text-line-through-style="none" style:text-line-through-type="none" style:font-name="Liberation Sans" style:text-underline-style="none" officeooo:rsid="0673d7fc"/>
    </style:style>
    <style:style style:name="T278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0" style:family="text">
      <style:text-properties style:text-line-through-style="none" style:text-line-through-type="none" style:font-name="Liberation Sans" style:text-underline-style="none" officeooo:rsid="0b0f3a36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language="en" fo:country="GB" officeooo:rsid="0fed6741"/>
    </style:style>
    <style:style style:name="T286" style:family="text">
      <style:text-properties style:font-name="Liberation Mono" fo:font-size="11pt" style:font-size-asian="11pt" style:font-size-complex="11pt"/>
    </style:style>
    <style:style style:name="T287" style:family="text">
      <style:text-properties style:font-name="Liberation Mono" fo:font-size="8pt" style:font-size-asian="8pt" style:font-size-complex="8pt" loext:padding="0.049cm" loext:border="0.31pt solid #000000"/>
    </style:style>
    <style:style style:name="T28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9" style:family="text">
      <style:text-properties officeooo:rsid="102b859b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1035cc54" style:font-weight-asian="bold" style:font-weight-complex="bold"/>
    </style:style>
    <style:style style:name="T292" style:family="text">
      <style:text-properties fo:font-weight="bold" officeooo:rsid="103b85c2" style:font-weight-asian="bold" style:font-weight-complex="bold"/>
    </style:style>
    <style:style style:name="T293" style:family="text">
      <style:text-properties officeooo:rsid="1035cc54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72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2</text:user-field-get></text:span><text:span text:style-name="T210"><text:s/></text:span><text:span text:style-name="T213">LTS</text:span><text:span text:style-name="T211"><text:note text:id="ftn1" text:note-class="footnote"><text:note-citation>1</text:note-citation><text:note-body><text:p text:style-name="P37"><text:span text:style-name="T196">L</text:span><text:span text:style-name="T197">TS stands for Long-Term Support, and this </text:span><text:span text:style-name="T204">June</text:span><text:span text:style-name="T198"> </text:span><text:span text:style-name="Strong_20_Emphasis"><text:span text:style-name="T113"><text:user-field-get text:name="Releaseyear">2023</text:user-field-get></text:span></text:span><text:span text:style-name="T200"><text:s/>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T198"> </text:span><text:span text:style-name="T207"><text:user-field-get text:name="Edition">Desktop</text:user-field-get></text:span><text:span text:style-name="T198"><text:s/></text:span><text:span text:style-name="T199">(</text:span><text:span text:style-name="T197">codenamed</text:span><text:span text:style-name="T199"> </text:span><text:span text:style-name="T203">bookworm</text:span><text:span text:style-name="T199">) </text:span><text:span text:style-name="T197">will be </text:span><text:span text:style-name="T202">supported</text:span><text:span text:style-name="T197"> for five years until </text:span><text:span text:style-name="T204">June</text:span><text:span text:style-name="T198"> </text:span><text:span text:style-name="T196">202</text:span><text:span text:style-name="T204">8</text:span><text:span text:style-name="T201">.</text:span></text:p></text:note-body></text:note></text:span><text:span text:style-name="T212"> </text:span><text:span text:style-name="T212"><text:user-field-get text:name="Edition">Desktop</text:user-field-get></text:span><text:span text:style-name="T216">.</text:span></text:p>
      <text:p text:style-name="P53"><text:span text:style-name="Strong_20_Emphasis"><text:span text:style-name="T106"/></text:span></text:p>
      <text:p text:style-name="P53"><text:span text:style-name="Strong_20_Emphasis"><text:span text:style-name="T268">This is a fillable PDF, no printing required.</text:span></text:span></text:p>
      <text:p text:style-name="P57"><text:span text:style-name="Strong_20_Emphasis"><text:span text:style-name="T164"/></text:span></text:p>
      <text:p text:style-name="P55"><text:span text:style-name="T20">Fill in the </text:span><text:span text:style-name="Strong_20_Emphasis"><text:span text:style-name="T269"><text:s/></text:span></text:span><text:span text:style-name="Strong_20_Emphasis"><text:span text:style-name="T270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60"><text:span text:style-name="Definition"><text:span text:style-name="T282">user</text:span></text:span><text:span text:style-name="T226"><text:tab/><text:tab/></text:span><text:span text:style-name="T225"> <text:tab/><text:tab/><text:tab/> </text:span><text:span text:style-name="T227"><draw:control text:anchor-type="as-char" svg:y="-0.4cm" draw:z-index="21" draw:name="Gebruiker 1" draw:style-name="gr2" draw:text-style-name="P108" svg:width="6.4cm" svg:height="0.6cm" draw:control="control20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34">ull </text:span><text:span text:style-name="T220">na</text:span><text:span text:style-name="T221">me,</text:span><text:span text:style-name="T220"> </text:span><text:span text:style-name="T221">e.g.</text:span><text:span text:style-name="T220"> </text:span><text:span text:style-name="T222">J</text:span><text:span text:style-name="T237">oh</text:span><text:span text:style-name="T222">n </text:span><text:span text:style-name="T224">Doe</text:span><text:span text:style-name="T236">]</text:span></text:p>
      <text:p text:style-name="P100"><text:span text:style-name="Definition"><text:span text:style-name="T219">USER</text:span></text:span><text:span text:style-name="Definition"><text:span text:style-name="T281">na</text:span></text:span><text:span text:style-name="Definition"><text:span text:style-name="T283">me</text:span></text:span><text:span text:style-name="T218"><text:tab/><text:tab/><text:tab/> </text:span><text:span text:style-name="T218"><draw:control text:anchor-type="as-char" svg:y="-0.4cm" draw:z-index="22" draw:name="Gberuikersnaam 2" draw:style-name="gr2" draw:text-style-name="P108" svg:width="6.4cm" svg:height="0.6cm" draw:control="control21"><svg:title>Gebruikersnaam</svg:title><svg:desc>Korte naam, bijv. jan</svg:desc></draw:control></text:span><text:span text:style-name="T218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3">j</text:span><text:span text:style-name="T175">oh</text:span><text:span text:style-name="T173">n</text:span><text:span text:style-name="T174">]</text:span></text:p>
      <text:p text:style-name="P60"><text:span text:style-name="Definition"><text:span text:style-name="T281">COMPUTERNA</text:span></text:span><text:span text:style-name="Definition"><text:span text:style-name="T283">me</text:span></text:span><text:span text:style-name="T238"><text:tab/> </text:span><text:span text:style-name="T281"><draw:control text:anchor-type="as-char" svg:y="-0.4cm" draw:z-index="23" draw:name="Computernaam 1" draw:style-name="gr2" draw:text-style-name="P108" svg:width="6.4cm" svg:height="0.6cm" draw:control="control22"><svg:title>Computernaam</svg:title><svg:desc>Unieke naam van de computer</svg:desc></draw:control></text:span><text:span text:style-name="T281"><text:s text:c="2"/></text:span><text:span text:style-name="T241">[</text:span><text:span text:style-name="T245">N</text:span><text:span text:style-name="T239">a</text:span><text:span text:style-name="T242">me of the</text:span><text:span text:style-name="T239"> compute</text:span><text:span text:style-name="T240">r, </text:span><text:span text:style-name="T242">e.g.</text:span><text:span text:style-name="T243"> </text:span><text:span text:style-name="T244">pc02</text:span><text:span text:style-name="T241">]</text:span></text:p>
      <text:p text:style-name="P60"><text:span text:style-name="Definition"><text:span text:style-name="T247">USER</text:span></text:span><text:span text:style-name="T246"><text:tab/><text:tab/></text:span><text:span text:style-name="T225"> <text:tab/><text:tab/><text:tab/> </text:span><text:span text:style-name="T227"><draw:control text:anchor-type="as-char" svg:y="-0.4cm" draw:z-index="24" draw:name="Gebruiker 2" draw:style-name="gr2" draw:text-style-name="P108" svg:width="6.4cm" svg:height="0.6cm" draw:control="control23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29">ull </text:span><text:span text:style-name="T230">na</text:span><text:span text:style-name="T231">me</text:span><text:span text:style-name="T230"> possibly </text:span><text:span text:style-name="T235">2</text:span><text:span text:style-name="T260">nd</text:span><text:span text:style-name="T235"> </text:span><text:span text:style-name="T232">user</text:span><text:span text:style-name="T223">]</text:span></text:p>
      <text:p text:style-name="P100"><text:span text:style-name="Definition"><text:span text:style-name="T247">USERN</text:span></text:span><text:span text:style-name="Definition"><text:span text:style-name="T248">a</text:span></text:span><text:span text:style-name="Definition"><text:span text:style-name="T249">me</text:span></text:span><text:span text:style-name="Definition"><text:span text:style-name="T254"><text:tab/><text:tab/><text:tab/> </text:span></text:span><text:span text:style-name="T254"><draw:control text:anchor-type="as-char" svg:y="-0.4cm" draw:z-index="25" draw:name="Gberuikersnaam 1" draw:style-name="gr2" draw:text-style-name="P108" svg:width="6.4cm" svg:height="0.6cm" draw:control="control24"><svg:title>Gebruikersnaam</svg:title><svg:desc>Korte naam, bijv. jan</svg:desc></draw:control></text:span><text:span text:style-name="T254"><text:s text:c="2"/></text:span><text:span text:style-name="T251">[</text:span><text:span text:style-name="T253">U</text:span><text:span text:style-name="T252">ser</text:span><text:span text:style-name="T250"> </text:span><text:span text:style-name="T256">na</text:span><text:span text:style-name="T257">me</text:span><text:span text:style-name="T256"> possibly </text:span><text:span text:style-name="T259">2</text:span><text:span text:style-name="T261">nd</text:span><text:span text:style-name="T259"> </text:span><text:span text:style-name="T258">user</text:span><text:span text:style-name="T255">]</text:span></text:p>
      <text:p text:style-name="P60"><text:span text:style-name="T176">Replace the </text:span><text:span text:style-name="T188">underlined</text:span><text:span text:style-name="T176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6">.</text:span></text:p>
      <text:p text:style-name="P7"/>
      <text:p text:style-name="P7"/>
      <text:p text:style-name="P59"><text:span text:style-name="T184">Not yet on Linux?</text:span><text:span text:style-name="T177"><text:tab/></text:span><text:span text:style-name="T182"><text:tab/></text:span><text:span text:style-name="T183">Use</text:span><text:span text:style-name="T178"> </text:span><text:span text:style-name="Strong_20_Emphasis"><text:span text:style-name="T186">Checklist </text:span></text:span><text:span text:style-name="Strong_20_Emphasis"><text:span text:style-name="T187">transfer</text:span></text:span><text:span text:style-name="T178"> o</text:span><text:span text:style-name="T181">n</text:span><text:span text:style-name="T17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9"> </text:span><text:span text:style-name="T181">u</text:span><text:span text:style-name="T179">nder </text:span><text:span text:style-name="T185">Linux</text:span><text:span text:style-name="T180">.</text:span></text:p>
      <text:p text:style-name="P54"><text:span text:style-name="T275">New installation?</text:span><text:span text:style-name="T277"><text:tab/></text:span><text:span text:style-name="T278"></text:span><text:span text:style-name="T279"><text:tab/>Start at chapter </text:span><text:span text:style-name="T276"><text:bookmark-ref text:reference-format="page" text:ref-name="__RefNumPara__4009_12717081281">2</text:bookmark-ref></text:span><text:span text:style-name="T276"><text:s text:c="2"/></text:span><text:span text:style-name="T276"><text:bookmark-ref text:reference-format="text" text:ref-name="__RefNumPara__4009_12717081281">Perform installation</text:bookmark-ref></text:span><text:span text:style-name="T280">.</text:span></text:p>
      <text:p text:style-name="P56"/>
      <text:p text:style-name="P58"><text:span text:style-name="Strong_20_Emphasis"><text:span text:style-name="T33"/></text:span></text:p>
      <text:list xml:id="list1410422009" text:style-name="L1">
        <text:list-item>
          <text:p text:style-name="P104"><text:bookmark-start text:name="__RefNumPara__4083_1271708128"/>Prepar<text:span text:style-name="T289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5" draw:name="Vorm 5" draw:style-name="gr1" draw:text-style-name="P107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7">Login any additional </text:span></text:span><text:span text:style-name="Definition"><text:span text:style-name="T264">USER</text:span></text:span><text:span text:style-name="User_20_Entry"><text:span text:style-name="T118">s</text:span></text:span><text:span text:style-name="User_20_Entry"><text:span text:style-name="T120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8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94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9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7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4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50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8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8"><text:span text:style-name="User_20_Entry"><text:span text:style-name="T1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8" office:value-type="string">
            <text:p text:style-name="P78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3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6" draw:name="Vorm 7" draw:style-name="gr1" draw:text-style-name="P107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94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7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1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4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82544738570426" text:continue-numbering="true" text:style-name="L1">
        <text:list-item>
          <text:p text:style-name="P103"><text:bookmark-start text:name="__RefNumPara__4009_12717081281"/><text:span text:style-name="Strong_20_Emphasis"><text:span text:style-name="T189">Perform installation</text:span></text:span><text:bookmark-end text:name="__RefNumPara__4009_12717081281"/></text:p>
        </text:list-item>
      </text:list>
      <text:p text:style-name="P77"><text:span text:style-name="Strong_20_Emphasis"><text:span text:style-name="T18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4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190">Boot the computer from</text:span><text:span text:style-name="T192"><text:note text:id="ftn5" text:note-class="footnote"><text:note-citation>1</text:note-citation><text:note-body><text:p text:style-name="P99"><text:span text:style-name="T121">Boot menu/Setup via one of the </text:span><text:span text:style-name="T122">f</text:span><text:span text:style-name="T121">requently used keys:</text:span> <text:span text:style-name="T288">Esc</text:span><text:span text:style-name="T281">, </text:span><text:span text:style-name="T288">Delete</text:span><text:span text:style-name="T281">, </text:span><text:span text:style-name="T288">F1</text:span><text:span text:style-name="T281">, </text:span><text:span text:style-name="T288">F2</text:span><text:span text:style-name="T281">, </text:span><text:span text:style-name="T288">F9</text:span><text:span text:style-name="T281">, </text:span><text:span text:style-name="T288">F10</text:span><text:span text:style-name="T281">, </text:span><text:span text:style-name="T288">F11</text:span><text:span text:style-name="T281">, </text:span><text:span text:style-name="T285">or </text:span><text:span text:style-name="T288">F12</text:span><text:span text:style-name="T281">.</text:span></text:p></text:note-body></text:note></text:span><text:span text:style-name="T190"> a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T166"><text:s/></text:span><text:span text:style-name="T171">LTS</text:span><text:span text:style-name="Strong_20_Emphasis"><text:span text:style-name="T167">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191">Live</text:span><text:span text:style-name="T103"><text:note text:id="ftn6" text:note-class="footnote"><text:note-citation>2</text:note-citation><text:note-body><text:p text:style-name="P8"><text:span text:style-name="T262">From a Live USB stick you can boot and work with </text:span><text:span text:style-name="Strong_20_Emphasis"><text:span text:style-name="T195"><text:user-field-get text:name="Distro">Debian</text:user-field-get></text:span></text:span><text:span text:style-name="Strong_20_Emphasis"><text:span text:style-name="T195"><text:s/></text:span></text:span><text:span text:style-name="T262">without modifying any files on the hard drive and also allows installation of </text:span><text:span text:style-name="Strong_20_Emphasis"><text:span text:style-name="T195"><text:user-field-get text:name="Distro">Debian</text:user-field-get></text:span></text:span><text:span text:style-name="Strong_20_Emphasis"><text:span text:style-name="T195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8"><text:span text:style-name="Strong_20_Emphasis"><text:span text:style-name="T115">Create a bootable USB stick:<text:line-break/>Download a CD image file (.iso) from</text:span></text:span><text:span text:style-name="Strong_20_Emphasis"><text:span text:style-name="T114"> </text:span></text:span><text:a xlink:type="simple" xlink:href="https://www.debian.org/" text:style-name="Internet_20_link" text:visited-style-name="Visited_20_Internet_20_Link"><text:span text:style-name="Strong_20_Emphasis"><text:span text:style-name="T265">debian.org</text:span></text:span></text:a><text:span text:style-name="Strong_20_Emphasis"><text:span text:style-name="T114">, </text:span></text:span><text:span text:style-name="Strong_20_Emphasis"><text:span text:style-name="T116">click </text:span></text:span><text:span text:style-name="Strong_20_Emphasis"><text:span text:style-name="T119">Other downloads</text:span></text:span><text:span text:style-name="Strong_20_Emphasis"><text:span text:style-name="T116"> (under Downloads) and then click </text:span></text:span><text:span text:style-name="Strong_20_Emphasis"><text:span text:style-name="T119">Live Gnome</text:span></text:span><text:span text:style-name="Strong_20_Emphasis"><text:span text:style-name="T116"> (under Try </text:span></text:span><text:span text:style-name="Strong_20_Emphasis"><text:span text:style-name="T116"><text:user-field-get text:name="Distro">Debian</text:user-field-get></text:span></text:span><text:span text:style-name="Strong_20_Emphasis"><text:span text:style-name="T116"><text:s/>live before installing).</text:span></text:span><text:span text:style-name="Strong_20_Emphasis"><text:span text:style-name="T115"><text:line-break/></text:span></text:span><text:span text:style-name="Strong_20_Emphasis"><text:span text:style-name="T123">The next steps are described in </text:span></text:span><text:span text:style-name="Strong_20_Emphasis"><text:span text:style-name="T124">Linux informati</text:span></text:span><text:span text:style-name="Strong_20_Emphasis"><text:span text:style-name="T125">on</text:span></text:span><text:span text:style-name="Strong_20_Emphasis"><text:span text:style-name="T12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6">karelzimmer.nl</text:span></text:span></text:a><text:span text:style-name="Strong_20_Emphasis"><text:span text:style-name="T123">, under </text:span></text:span><text:span text:style-name="Strong_20_Emphasis"><text:span text:style-name="T124">Linux</text:span></text:span><text:span text:style-name="Strong_20_Emphasis"><text:span text:style-name="T123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7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73"><draw:control text:anchor-type="as-char" draw:z-index="17" draw:name="Vorm4_ 1" draw:style-name="gr1" draw:text-style-name="P107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5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73"><draw:control text:anchor-type="as-char" draw:z-index="10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7" office:value-type="string">
            <text:p text:style-name="P97">When prompted for a password, type '<text:span text:style-name="T286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><text:span text:style-name="Strong_20_Emphasis"><text:span text:style-name="T108"><draw:control text:anchor-type="as-char" draw:z-index="20" draw:name="Vorm13_ 1" draw:style-name="gr1" draw:text-style-name="P107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5">At <text:span text:style-name="T290">Location</text:span>: 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2"><text:span text:style-name="Strong_20_Emphasis"><text:span text:style-name="T108"/></text:span></text:p>
          </table:table-cell>
          <table:table-cell table:style-name="_32_._5f_Installatie_5f_uitvoeren.C10" office:value-type="string">
            <text:p text:style-name="P31"><text:span text:style-name="T293">At</text:span> <text:span text:style-name="T290">Regio</text:span><text:span text:style-name="T292">n</text:span> <text:span text:style-name="T293">choose</text:span> <text:span text:style-name="T290">Europ</text:span><text:span text:style-name="T29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5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2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5" office:value-type="string">
            <text:p text:style-name="P80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82543936984592" text:continue-numbering="true" text:style-name="L1">
        <text:list-item>
          <text:p text:style-name="P106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6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1"><draw:control text:anchor-type="as-char" draw:z-index="26" draw:name="Vorm13_ 5" draw:style-name="gr1" draw:text-style-name="P107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1">Add any additional </text:span></text:span><text:span text:style-name="Strong_20_Emphasis"><text:span text:style-name="T161">user</text:span></text:span><text:span text:style-name="Strong_20_Emphasis"><text:span text:style-name="T15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1"> </text:span></text:span><text:span text:style-name="Strong_20_Emphasis"><text:span text:style-name="T157">use</text:span></text:span><text:span text:style-name="Strong_20_Emphasis"><text:span text:style-name="T158">r</text:span></text:span><text:span text:style-name="Strong_20_Emphasis"><text:span text:style-name="T151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9">Super</text:span></text:span><text:span text:style-name="Strong_20_Emphasis"><text:span text:style-name="T39"> key</text:span></text:span><text:span text:style-name="Strong_20_Emphasis"><text:span text:style-name="T109"><text:note text:id="ftn8" text:note-class="footnote"><text:note-citation>1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51"> </text:span></text:span><text:span text:style-name="Strong_20_Emphasis"><text:span text:style-name="T155">if needed)</text:span></text:span><text:span text:style-name="Strong_20_Emphasis"><text:span text:style-name="T151"> and click behind </text:span></text:span><text:span text:style-name="Strong_20_Emphasis"><text:span text:style-name="T158">Settings</text:span></text:span><text:span text:style-name="Strong_20_Emphasis"><text:span text:style-name="T151"> on </text:span></text:span><text:span text:style-name="Strong_20_Emphasis"><text:span text:style-name="T158">Users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Unlock</text:span></text:span><text:span text:style-name="Strong_20_Emphasis"><text:span text:style-name="T15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Add</text:span></text:span><text:span text:style-name="Strong_20_Emphasis"><text:span text:style-name="T151"> </text:span></text:span><text:span text:style-name="Strong_20_Emphasis"><text:span text:style-name="T158">User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hoose </text:span></text:span><text:span text:style-name="Strong_20_Emphasis"><text:span text:style-name="T158">Account Type</text:span></text:span><text:span text:style-name="Strong_20_Emphasis"><text:span text:style-name="T151">, </text:span></text:span><text:span text:style-name="Strong_20_Emphasis"><text:span text:style-name="T158">Standard</text:span></text:span><text:span text:style-name="Strong_20_Emphasis"><text:span text:style-name="T151"> or </text:span></text:span><text:span text:style-name="Strong_20_Emphasis"><text:span text:style-name="T158">Admin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Enter</text:span></text:span><text:span text:style-name="Strong_20_Emphasis"><text:span text:style-name="T151"> </text:span></text:span><text:span text:style-name="Strong_20_Emphasis"><text:span text:style-name="T159">Name</text:span></text:span><text:span text:style-name="Strong_20_Emphasis"><text:span text:style-name="T153"> </text:span></text:span><text:span text:style-name="Strong_20_Emphasis"><text:span text:style-name="T162">user</text:span></text:span><text:span text:style-name="Strong_20_Emphasis"><text:span text:style-name="T153"> </text:span></text:span><text:span text:style-name="Strong_20_Emphasis"><text:span text:style-name="T152">and</text:span></text:span><text:span text:style-name="Strong_20_Emphasis"><text:span text:style-name="T153"> </text:span></text:span><text:span text:style-name="Strong_20_Emphasis"><text:span text:style-name="T159">Username</text:span></text:span><text:span text:style-name="Strong_20_Emphasis"><text:span text:style-name="T153"> </text:span></text:span><text:span text:style-name="Strong_20_Emphasis"><text:span text:style-name="T163">username</text:span></text:span><text:span text:style-name="Strong_20_Emphasis"><text:span text:style-name="T153">, </text:span></text:span><text:span text:style-name="Strong_20_Emphasis"><text:span text:style-name="T154">and click </text:span></text:span><text:span text:style-name="Strong_20_Emphasis"><text:span text:style-name="T160">Add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ose the </text:span></text:span><text:span text:style-name="Strong_20_Emphasis"><text:span text:style-name="T158">Users</text:span></text:span><text:span text:style-name="Strong_20_Emphasis"><text:span text:style-name="T151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27" draw:name="Vorm4_ 4" draw:style-name="gr1" draw:text-style-name="P107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8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0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9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8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5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1" office:value-type="string">
            <text:p text:style-name="P79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2" office:value-type="string">
            <text:p text:style-name="P79"><text:span text:style-name="User_20_Entry"><text:span text:style-name="T1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3" office:value-type="string">
            <text:p text:style-name="P79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7" draw:name="Vorm33" draw:style-name="gr1" draw:text-style-name="P107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4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7" office:value-type="string">
            <text:p text:style-name="P101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5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6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9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82544289571018" text:continue-numbering="true" text:style-name="L1">
        <text:list-item>
          <text:p text:style-name="P105"><text:span text:style-name="Strong_20_Emphasis"><text:span text:style-name="T17">P</text:span></text:span><text:span text:style-name="Strong_20_Emphasis"><text:span text:style-name="T267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1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3" draw:name="Vorm36_ 1" draw:style-name="gr1" draw:text-style-name="P107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9">Login any additional </text:span></text:span><text:span text:style-name="Definition"><text:span text:style-name="T263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2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4" draw:name="Vorm36_ 2" draw:style-name="gr1" draw:text-style-name="P107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4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110"><text:note text:id="ftn11" text:note-class="footnote"><text:note-citation>2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6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5"><text:span text:style-name="T170">End of checklist,</text:span><text:span text:style-name="T168"> </text:span><text:span text:style-name="T168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7"><text:s/></text:span></text:span><text:span text:style-name="Strong_20_Emphasis"><text:span text:style-name="T171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51"/>
      <text:p text:style-name="P61"><text:span text:style-name="Emphasis"><text:span text:style-name="T272">Written</text:span></text:span><text:span text:style-name="Emphasis"><text:span text:style-name="T271"> </text:span></text:span><text:span text:style-name="Emphasis"><text:span text:style-name="T272">by</text:span></text:span><text:span text:style-name="Emphasis"><text:span text:style-name="T27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73">, Creative Commons Zero 1.0 license</text:span></text:span><text:span text:style-name="Emphasis"><text:span text:style-name="T294"> </text:span></text:span><text:span text:style-name="Emphasis"><text:span text:style-name="T2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09T08:25:42.599959485">09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5:42.452731315</dc:date>
    <meta:keyword>Installatie</meta:keyword>
    <meta:keyword>Checklist</meta:keyword>
    <meta:keyword>Linux</meta:keyword>
    <meta:editing-cycles>6956</meta:editing-cycles>
    <meta:editing-duration>P12DT8H34M43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6" meta:word-count="691" meta:character-count="4264" meta:non-whitespace-character-count="3617"/>
    <meta:user-defined meta:name="Info 1"/>
    <meta:user-defined meta:name="Info 2"/>
    <meta:user-defined meta:name="Info 3"/>
    <meta:user-defined meta:name="Info 4"/>
  </office:meta>
</office:document-meta>
</file>